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3.1465in"/>
    </style:style>
    <style:style style:name="TableColumn5" style:family="table-column">
      <style:table-column-properties style:column-width="3.1465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 style:min-row-height="0.4201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s" fo:country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s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s" fo:country="E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s" fo:country="E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language="es" fo:country="E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language="es" fo:country="E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s" fo:country="E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s" fo:country="E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language="es" fo:country="E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language="es" fo:country="E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language="es" fo:country="E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language="es" fo:country="E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language="es" fo:country="E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language="es" fo:country="E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ODULE 4 : MODULE LECTURE ET TRAITEMENT DE DONNEES</text:p>
      <text:p text:style-name="P2">Côté C :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Eléments à expliquer</text:p>
          </table:table-cell>
          <table:table-cell table:style-name="TableCell9">
            <text:p text:style-name="P10">Définition</text:p>
          </table:table-cell>
        </table:table-row>
        <table:table-row table:style-name="TableRow11">
          <table:table-cell table:style-name="TableCell12">
            <text:p text:style-name="P13">#include "menu.h"</text:p>
          </table:table-cell>
          <table:table-cell table:style-name="TableCell14">
            <text:p text:style-name="P15">Cette<text:s/>bibliothèque contient toutes les fonctions<text:s/>permet de choisir comment les données seront affichées lors de l’acquisition des données.</text:p>
          </table:table-cell>
        </table:table-row>
        <table:table-row table:style-name="TableRow16">
          <table:table-cell table:style-name="TableCell17">
            <text:p text:style-name="P18">#include "donnees.h"</text:p>
          </table:table-cell>
          <table:table-cell table:style-name="TableCell19">
            <text:p text:style-name="P20">Cette bibliothèque contient toutes les fonctions qui vont contenir les données récupérer de la carte Arduino.<text:s/></text:p>
          </table:table-cell>
        </table:table-row>
        <table:table-row table:style-name="TableRow21">
          <table:table-cell table:style-name="TableCell22">
            <text:p text:style-name="P23">#include "action.h"</text:p>
          </table:table-cell>
          <table:table-cell table:style-name="TableCell24">
            <text:p text:style-name="P25">Cette bibliothèque contient toutes les fonctions vont traiter, calculer, rechercher, et trouver les données en fonction du choix de l’utilisateur.</text:p>
          </table:table-cell>
        </table:table-row>
        <table:table-row table:style-name="TableRow26">
          <table:table-cell table:style-name="TableCell27">
            <text:p text:style-name="P28">void firstMenu()</text:p>
          </table:table-cell>
          <table:table-cell table:style-name="TableCell29">
            <text:p text:style-name="P30">Cette fonction est un premier menu qui va demander comment les données vont être trier, rechercher et ranger.</text:p>
          </table:table-cell>
        </table:table-row>
        <table:table-row table:style-name="TableRow31">
          <table:table-cell table:style-name="TableCell32">
            <text:p text:style-name="P33">void secondMenu (int n, Data *data[])</text:p>
          </table:table-cell>
          <table:table-cell table:style-name="TableCell34">
            <text:p text:style-name="P35">Cette fonction contient le switch case et va demander des informations supplémentaires.</text:p>
          </table:table-cell>
        </table:table-row>
        <table:table-row table:style-name="TableRow36">
          <table:table-cell table:style-name="TableCell37">
            <text:p text:style-name="P38">void openFile(Data data)</text:p>
          </table:table-cell>
          <table:table-cell table:style-name="TableCell39">
            <text:p text:style-name="P40">Cette fonction va ouvrir le fichier .cvs</text:p>
          </table:table-cell>
        </table:table-row>
        <table:table-row table:style-name="TableRow41">
          <table:table-cell table:style-name="TableCell42">
            <text:p text:style-name="P43">void stockFile(FILE* file, Data *data)</text:p>
          </table:table-cell>
          <table:table-cell table:style-name="TableCell44">
            <text:p text:style-name="P45">Cette fonction va lancer l’automate et va stocker les données dans un tableau.</text:p>
          </table:table-cell>
        </table:table-row>
        <table:table-row table:style-name="TableRow46">
          <table:table-cell table:style-name="TableCell47">
            <text:p text:style-name="P48">void automate(char tab[10],Data data, int u)</text:p>
          </table:table-cell>
          <table:table-cell table:style-name="TableCell49">
            <text:p text:style-name="P50">Cette fonction est un automate, il va mettre les données dans un tableau.</text:p>
          </table:table-cell>
        </table:table-row>
        <table:table-row table:style-name="TableRow51">
          <table:table-cell table:style-name="TableCell52">
            <text:p text:style-name="P53">void displayAllInOrder (Data data[])</text:p>
          </table:table-cell>
          <table:table-cell table:style-name="TableCell54">
            <text:p text:style-name="P55">Cette fonction va afficher toutes les données dans l’ordre.</text:p>
          </table:table-cell>
        </table:table-row>
        <table:table-row table:style-name="TableRow56">
          <table:table-cell table:style-name="TableCell57">
            <text:p text:style-name="P58">void increasingPulse(Data datas[])</text:p>
          </table:table-cell>
          <table:table-cell table:style-name="TableCell59">
            <text:p text:style-name="P60">Cette fonction va trier les pulsations de façon croissante.</text:p>
          </table:table-cell>
        </table:table-row>
        <table:table-row table:style-name="TableRow61">
          <table:table-cell table:style-name="TableCell62">
            <text:p text:style-name="P63">void increasingTime(Data datas[])</text:p>
          </table:table-cell>
          <table:table-cell table:style-name="TableCell64">
            <text:p text:style-name="P65">Cette fonction va trier<text:s/>le temps de façon croissante.</text:p>
          </table:table-cell>
        </table:table-row>
        <table:table-row table:style-name="TableRow66">
          <table:table-cell table:style-name="TableCell67">
            <text:p text:style-name="P68">void decreasingPulse(Data datas[])</text:p>
          </table:table-cell>
          <table:table-cell table:style-name="TableCell69">
            <text:p text:style-name="P70">Cette fonction va trier les pulsations de façon décroissante</text:p>
          </table:table-cell>
        </table:table-row>
        <table:table-row table:style-name="TableRow71">
          <table:table-cell table:style-name="TableCell72">
            <text:p text:style-name="P73">void decreasingTime(Data datas[])</text:p>
          </table:table-cell>
          <table:table-cell table:style-name="TableCell74">
            <text:p text:style-name="P75">Cette fonction va trier<text:s/>les pulsations de façon croissante.</text:p>
          </table:table-cell>
        </table:table-row>
        <table:table-row table:style-name="TableRow76">
          <table:table-cell table:style-name="TableCell77">
            <text:p text:style-name="P78">void displayIncreasingPulse(Data datas [])</text:p>
          </table:table-cell>
          <table:table-cell table:style-name="TableCell79">
            <text:p text:style-name="P80">Cette fonction va<text:s/>afficher la fonction<text:s/>void increasingPulse(Data datas[])</text:p>
          </table:table-cell>
        </table:table-row>
        <table:table-row table:style-name="TableRow81">
          <table:table-cell table:style-name="TableCell82">
            <text:p text:style-name="P83">void displayIncreasingTime(Data datas[])</text:p>
          </table:table-cell>
          <table:table-cell table:style-name="TableCell84">
            <text:p text:style-name="P85">Cette fonction va<text:s/>afficher la fonction<text:s/>void increasingTime(Data datas[])</text:p>
          </table:table-cell>
        </table:table-row>
        <table:table-row table:style-name="TableRow86">
          <table:table-cell table:style-name="TableCell87">
            <text:p text:style-name="P88">void displayDecreasingPulse (Data datas[])</text:p>
          </table:table-cell>
          <table:table-cell table:style-name="TableCell89">
            <text:p text:style-name="P90">Cette fonction va<text:s/>afficher la fonction<text:s/>void decreasingPulse(Data datas[])</text:p>
          </table:table-cell>
        </table:table-row>
        <table:table-row table:style-name="TableRow91">
          <table:table-cell table:style-name="TableCell92">
            <text:p text:style-name="P93">void displayDecreasingTime (Data datas[])</text:p>
          </table:table-cell>
          <table:table-cell table:style-name="TableCell94">
            <text:p text:style-name="P95">Cette fonction va<text:s/>afficher la fonction<text:s/>void decreasingTime(Data datas[])</text:p>
          </table:table-cell>
        </table:table-row>
        <table:table-row table:style-name="TableRow96">
          <table:table-cell table:style-name="TableCell97">
            <text:p text:style-name="P98">void average (Data datas[], int max, int min)</text:p>
          </table:table-cell>
          <table:table-cell table:style-name="TableCell99">
            <text:p text:style-name="P100">Cette fonction va calculer la moyenne entre 2 valeurs du pouls.</text:p>
          </table:table-cell>
        </table:table-row>
        <table:table-row table:style-name="TableRow101">
          <table:table-cell table:style-name="TableCell102">
            <text:p text:style-name="P103">void displayForASpecificTime (Data datas[], int time)</text:p>
          </table:table-cell>
          <table:table-cell table:style-name="TableCell104">
            <text:p text:style-name="P105">Cette fonction va afficher la pulsation lorsqu’on demande un temps précis si ce temps existe.</text:p>
          </table:table-cell>
        </table:table-row>
        <table:table-row table:style-name="TableRow106">
          <table:table-cell table:style-name="TableCell107">
            <text:p text:style-name="P108">void displayNbLine()</text:p>
          </table:table-cell>
          <table:table-cell table:style-name="TableCell109">
            <text:p text:style-name="P110">Cette fonction va<text:s/>afficher le nombre de lignes des données lors du test avec le cardiofréquencemètre.</text:p>
          </table:table-cell>
        </table:table-row>
        <table:table-row table:style-name="TableRow111">
          <table:table-cell table:style-name="TableCell112">
            <text:p text:style-name="P113">void displayBiggest (Data datas[])</text:p>
          </table:table-cell>
          <table:table-cell table:style-name="TableCell114">
            <text:p text:style-name="P115">Cette fonction va afficher la plus haute pulsation, c’est un algorithme de recherche.</text:p>
          </table:table-cell>
        </table:table-row>
        <table:table-row table:style-name="TableRow116">
          <table:table-cell table:style-name="TableCell117">
            <text:p text:style-name="P118">void displaySmallest (Data datas[])</text:p>
          </table:table-cell>
          <table:table-cell table:style-name="TableCell119">
            <text:p text:style-name="P120">Cette fonction va afficher la plus petite pulsation, c’est un algorithme de recherche</text:p>
          </table:table-cell>
        </table:table-row>
      </table:table>
      <text:p text:style-name="Normal"/>
      <text:p text:style-name="Normal">Le but du module<text:s/>est de charger en mémoire les informations du fichier csv générées par le module précédent et de traiter les données pour afficher certaines informations à partir de données brut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SPIDE PAUL</meta:initial-creator>
    <dc:creator>ROSPIDE PAUL</dc:creator>
    <meta:creation-date>2018-11-16T15:16:00Z</meta:creation-date>
    <dc:date>2018-11-16T15:56:00Z</dc:date>
    <meta:template xlink:href="Normal" xlink:type="simple"/>
    <meta:editing-cycles>1</meta:editing-cycles>
    <meta:editing-duration>PT2340S</meta:editing-duration>
    <meta:document-statistic meta:page-count="2" meta:paragraph-count="5" meta:word-count="443" meta:character-count="2879" meta:row-count="20" meta:non-whitespace-character-count="2441"/>
  </office:meta>
</office:document-meta>
</file>